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Viernes 27 de enero 2023</text:p>
      <text:p text:style-name="Normal"/>
      <text:p text:style-name="Normal"/>
      <text:p text:style-name="Normal"><draw:frame draw:style-name="a0" draw:name="Imagen 1" text:anchor-type="as-char" svg:x="0in" svg:y="0in" svg:width="3.59198in" svg:height="0.3750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Imagen 2" text:anchor-type="as-char" svg:x="0in" svg:y="0in" svg:width="6.1375in" svg:height="3.36944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3" text:anchor-type="as-char" svg:x="0in" svg:y="0in" svg:width="6.1375in" svg:height="3.41389in" style:rel-width="scale" style:rel-height="scale"><draw:image xlink:href="media/image3.png" xlink:type="simple" xlink:show="embed" xlink:actuate="onLoad"/><svg:title/><svg:desc/></draw:frame></text:p>
      <text:soft-page-break/>
      <text:p text:style-name="Normal">Manzana común y corriente es la manzana Española<text:s/></text:p>
      <text:p text:style-name="Normal">89</text:p>
      <text:p text:style-name="Normal"><draw:frame draw:style-name="a3" draw:name="Imagen 4" text:anchor-type="as-char" svg:x="0in" svg:y="0in" svg:width="6.12553in" svg:height="3.6086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1-27T21:27:00Z</meta:creation-date>
    <dc:date>2023-01-27T23:04:00Z</dc:date>
    <meta:template xlink:href="Normal" xlink:type="simple"/>
    <meta:editing-cycles>1</meta:editing-cycles>
    <meta:editing-duration>PT5820S</meta:editing-duration>
    <meta:document-statistic meta:page-count="2" meta:paragraph-count="1" meta:word-count="13" meta:character-count="88" meta:row-count="1" meta:non-whitespace-character-count="76"/>
  </office:meta>
</office:document-meta>
</file>